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57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109.47mm"/>
    </style:style>
    <style:style style:name="co4" style:family="table-column">
      <style:table-column-properties fo:break-before="auto" style:column-width="51.14mm"/>
    </style:style>
    <style:style style:name="co5" style:family="table-column">
      <style:table-column-properties fo:break-before="auto" style:column-width="42.8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0.53mm" fo:break-before="auto" style:use-optimal-row-height="true"/>
    </style:style>
    <style:style style:name="ro6" style:family="table-row">
      <style:table-row-properties style:row-height="1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Product Backlog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Requisitos Funcionais</text:p>
          </table:table-cell>
          <table:table-cell table:style-name="ce3" table:number-columns-repeated="1022"/>
        </table:table-row>
        <table:table-row table:style-name="ro2"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 Detalhada</text:p>
          </table:table-cell>
          <table:table-cell table:style-name="ce3" office:value-type="string" calcext:value-type="string">
            <text:p>Importância</text:p>
          </table:table-cell>
          <table:table-cell table:style-name="ce3" office:value-type="string" calcext:value-type="string">
            <text:p>Estimativa Inicial</text:p>
          </table:table-cell>
          <table:table-cell table:style-name="ce3" office:value-type="string" calcext:value-type="string">
            <text:p>Notas</text:p>
          </table:table-cell>
          <table:table-cell table:number-columns-repeated="101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Busca</text:p>
          </table:table-cell>
          <table:table-cell table:style-name="ce6" office:value-type="string" calcext:value-type="string">
            <text:p>O Sistema deve possuir um método de busca para o paciente.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6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Agendamento</text:p>
          </table:table-cell>
          <table:table-cell table:style-name="ce6" office:value-type="string" calcext:value-type="string">
            <text:p>O Sistema deve efetuar um método de agendamento de consultas</text:p>
            <text:p>para o paciente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6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Histórico</text:p>
          </table:table-cell>
          <table:table-cell table:style-name="ce6" office:value-type="string" calcext:value-type="string">
            <text:p>O Sistema deve persistir o histórico médico de cada paciente cadas</text:p>
            <text:p>Trado.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6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Inserção</text:p>
          </table:table-cell>
          <table:table-cell table:style-name="ce6" office:value-type="string" calcext:value-type="string">
            <text:p>O Sistema deve permitir a inserção de informações dos operadores</text:p>
            <text:p>Autorizados.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8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Edição</text:p>
          </table:table-cell>
          <table:table-cell table:style-name="ce6" office:value-type="string" calcext:value-type="string">
            <text:p>O Sistema deve permitir a edição de informações para operadores</text:p>
            <text:p>Autorizados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6 pontos</text:p>
          </table:table-cell>
          <table:table-cell table:style-name="ce6"/>
          <table:table-cell table:number-columns-repeated="1017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Deleção</text:p>
          </table:table-cell>
          <table:table-cell table:style-name="ce6" office:value-type="string" calcext:value-type="string">
            <text:p>O Sistema deve permitir a deleção de informações para operadores</text:p>
            <text:p>autorizados, porém deve manter o histórico de exclusão na aba </text:p>
            <text:p>“Ocorrências”.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9 pontos</text:p>
          </table:table-cell>
          <table:table-cell table:style-name="ce6"/>
          <table:table-cell table:number-columns-repeated="1017"/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Resposta</text:p>
          </table:table-cell>
          <table:table-cell table:style-name="ce6" office:value-type="string" calcext:value-type="string">
            <text:p>Após o agendamento de consulta médica feito pelo paciente, o Sis</text:p>
            <text:p>tema deve retornar um e-mail de confirmação com as informações</text:p>
            <text:p>Pertinentes a consulta agendada.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9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Esquecimento de senha</text:p>
          </table:table-cell>
          <table:table-cell table:style-name="ce6" office:value-type="string" calcext:value-type="string">
            <text:p>O Sistema deve possuir método de “esqueci minha senha”, para o </text:p>
            <text:p>caso do usuário (qualquer que seja) recuperar seu acesso.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9 pontos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Requisitos Não Funcionais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 Detalhada</text:p>
          </table:table-cell>
          <table:table-cell table:style-name="ce3" office:value-type="string" calcext:value-type="string">
            <text:p>Importância</text:p>
          </table:table-cell>
          <table:table-cell table:style-name="ce3" office:value-type="string" calcext:value-type="string">
            <text:p>Estimativa Inicial</text:p>
          </table:table-cell>
          <table:table-cell table:style-name="ce3" office:value-type="string" calcext:value-type="string">
            <text:p>Notas</text:p>
          </table:table-cell>
          <table:table-cell table:number-columns-repeated="1017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Relação</text:p>
          </table:table-cell>
          <table:table-cell table:style-name="ce6" office:value-type="string" calcext:value-type="string">
            <text:p>A relação de paciente e consulta é 1x1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0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Usuários</text:p>
          </table:table-cell>
          <table:table-cell table:style-name="ce6" office:value-type="string" calcext:value-type="string">
            <text:p>Deve haver 3 tipos de usuários com 3 diferentes tipos de acesso e</text:p>
            <text:p>visibilidade: paciente, operador e médico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14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Unicidade</text:p>
          </table:table-cell>
          <table:table-cell table:style-name="ce6" office:value-type="string" calcext:value-type="string">
            <text:p>O Sistema deve garantir que cada consulta é única, ou seja, que não</text:p>
            <text:p>haverá sobreescrita de consulta.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6 pontos</text:p>
          </table:table-cell>
          <table:table-cell table:style-name="ce6"/>
          <table:table-cell table:number-columns-repeated="1017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Especificidade busca</text:p>
          </table:table-cell>
          <table:table-cell table:style-name="ce6" office:value-type="string" calcext:value-type="string">
            <text:p>O Sistema deve possuir método de busca para o paciente selecionar,</text:p>
            <text:p>além do dia, hora e especialidade da consulta, o médico desejado (se</text:p>
            <text:p>houver mais de uma opção para determinada especialidade).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9 pontos</text:p>
          </table:table-cell>
          <table:table-cell table:style-name="ce6"/>
          <table:table-cell table:number-columns-repeated="1017"/>
        </table:table-row>
        <table:table-row table:style-name="ro4">
          <table:table-cell table:style-name="ce6" table:number-columns-repeated="6"/>
          <table:table-cell table:number-columns-repeated="1017"/>
        </table:table-row>
        <table:table-row table:style-name="ro4">
          <table:table-cell table:style-name="ce6" table:number-columns-repeated="2"/>
          <table:table-cell table:style-name="ce7" office:value-type="string" calcext:value-type="string">
            <text:p>Estimativa Inicial = tempo médio x pessoas envolvidas</text:p>
          </table:table-cell>
          <table:table-cell table:style-name="ce6" table:number-columns-repeated="3"/>
          <table:table-cell table:number-columns-repeated="1017"/>
        </table:table-row>
        <table:table-row table:style-name="ro6">
          <table:table-cell table:number-columns-repeated="2"/>
          <table:table-cell table:style-name="ce7" office:value-type="string" calcext:value-type="string">
            <text:p>Notas = Quaisquer outras – breves – informações, </text:p>
            <text:p>Esclarecimentos, referências a outras fontes de informação</text:p>
            <text:p>Etc.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Referências utlizadas</text:p>
          </table:table-cell>
          <table:table-cell office:value-type="string" calcext:value-type="string">
            <text:p>http://www.devmedia.com.br/introducao-ao-scrum/278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ttp://www.projectbuilder.com.br/blog-pb/entry/projetos/como-fazer-o-product-backlog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4:44:31.45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3:07:29.372000000</meta:creation-date>
    <dc:date>2016-04-23T14:45:10.506000000</dc:date>
    <meta:editing-duration>PT3M9S</meta:editing-duration>
    <meta:editing-cycles>2</meta:editing-cycles>
    <meta:generator>LibreOffice/5.0.5.2$Windows_x86 LibreOffice_project/55b006a02d247b5f7215fc6ea0fde844b30035b3</meta:generator>
    <meta:document-statistic meta:table-count="1" meta:cell-count="80" meta:object-count="0"/>
  </office:meta>
</office:document-meta>
</file>